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shapes>
          <draw:frame draw:z-index="0" draw:style-name="gr1" draw:text-style-name="P1" svg:width="15.999cm" svg:height="8.999cm" svg:x="0.158cm" svg:y="10.99cm">
            <draw:object draw:notify-on-update-of-ranges="S1.A1:S1.A1 S1.A2:S1.A16 S1.C1:S1.C1 S1.C2:S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126cm" svg:height="11.342cm" svg:x="14.097cm" svg:y="15.14cm">
            <draw:object draw:notify-on-update-of-ranges="S1.F40:S1.F47 S1.G40:S1.G47 S1.H40:S1.H47 S1.I40:S1.I47 S1.J40:S1.J47 S1.K40:S1.K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WidFreq</text:p>
          </table:table-cell>
          <table:table-cell office:value-type="string" calcext:value-type="string">
            <text:p>Hz/Grid</text:p>
          </table:table-cell>
          <table:table-cell office:value-type="string" calcext:value-type="string">
            <text:p>NumGridVScr</text:p>
          </table:table-cell>
          <table:table-cell office:value-type="string" calcext:value-type="string">
            <text:p>RoundTripWidth</text:p>
          </table:table-cell>
          <table:table-cell table:number-columns-repeated="3"/>
          <table:table-cell office:value-type="string" calcext:value-type="string">
            <text:p>Pa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 table:formula="of:=[.A8]/10" office:value-type="float" office:value="12" calcext:value-type="float">
            <text:p>12</text:p>
          </table:table-cell>
          <table:table-cell table:formula="of:=[.B8]/10" office:value-type="float" office:value="1" calcext:value-type="float">
            <text:p>1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2]*[.C2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crWi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ixel</text:p>
          </table:table-cell>
          <table:table-cell table:number-columns-repeated="6"/>
        </table:table-row>
        <table:table-row table:style-name="ro1">
          <table:table-cell table:formula="of:=[.A9]/10" office:value-type="float" office:value="23.99999" calcext:value-type="float">
            <text:p>23.99999</text:p>
          </table:table-cell>
          <table:table-cell table:formula="of:=[.B9]/10" office:value-type="float" office:value="1" calcext:value-type="float">
            <text:p>1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3]*[.C3]" office:value-type="float" office:value="23.99999" calcext:value-type="float">
            <text:p>23.99999</text:p>
          </table:table-cell>
          <table:table-cell table:number-columns-repeated="3"/>
          <table:table-cell office:value-type="string" calcext:value-type="string">
            <text:p>FreqWi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formula="of:=[.A10]/10" office:value-type="float" office:value="24" calcext:value-type="float">
            <text:p>24</text:p>
          </table:table-cell>
          <table:table-cell table:formula="of:=[.B10]/10" office:value-type="float" office:value="2" calcext:value-type="float">
            <text:p>2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4]*[.C4]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PixFreq</text:p>
          </table:table-cell>
          <table:table-cell table:formula="of:=[.I3]/[.I2]" office:value-type="float" office:value="0.75" calcext:value-type="float">
            <text:p>0.75</text:p>
          </table:table-cell>
          <table:table-cell office:value-type="string" calcext:value-type="string">
            <text:p>Hz / pixe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1]/10" office:value-type="float" office:value="55.99999" calcext:value-type="float">
            <text:p>55.99999</text:p>
          </table:table-cell>
          <table:table-cell table:formula="of:=[.B11]/10" office:value-type="float" office:value="2" calcext:value-type="float">
            <text:p>2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5]*[.C5]" office:value-type="float" office:value="55.99999" calcext:value-type="float">
            <text:p>55.99999</text:p>
          </table:table-cell>
          <table:table-cell table:number-columns-repeated="3"/>
          <table:table-cell office:value-type="string" calcext:value-type="string">
            <text:p>GridFreq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x/Grid</text:p>
          </table:table-cell>
          <table:table-cell office:value-type="string" calcext:value-type="string">
            <text:p>TheNu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2]/10" office:value-type="float" office:value="60" calcext:value-type="float">
            <text:p>60</text:p>
          </table:table-cell>
          <table:table-cell table:formula="of:=[.B12]/10" office:value-type="float" office:value="5" calcext:value-type="float">
            <text:p>5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6]*[.C6]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GridFreq</text:p>
          </table:table-cell>
          <table:table-cell table:formula="of:=[.I5]*[.I4]" office:value-type="float" office:value="37.5" calcext:value-type="float">
            <text:p>37.5</text:p>
          </table:table-cell>
          <table:table-cell office:value-type="string" calcext:value-type="string">
            <text:p>Hz/Grid</text:p>
          </table:table-cell>
          <table:table-cell table:formula="of:=IF([.M6]&lt;2;[.N8];IF([.M6]&lt;5;[.O8];[.P8]))*(10^[.L6])" office:value-type="float" office:value="50" calcext:value-type="float">
            <text:p>50</text:p>
          </table:table-cell>
          <table:table-cell table:formula="of:=FLOOR(LOG10([.I6]))" office:value-type="float" office:value="1" calcext:value-type="float">
            <text:p>1</text:p>
          </table:table-cell>
          <table:table-cell table:formula="of:=[.I6]/(10^[.L6])" office:value-type="float" office:value="3.75" calcext:value-type="float">
            <text:p>3.75</text:p>
          </table:table-cell>
          <table:table-cell table:formula="of:=([.$M6]-[.N5])/([.N4]-[.N5])" office:value-type="float" office:value="2.75" calcext:value-type="float">
            <text:p>2.75</text:p>
          </table:table-cell>
          <table:table-cell table:formula="of:=([.$M6]-[.O5])/([.O4]-[.O5])" office:value-type="float" office:value="0.583333333333333" calcext:value-type="float">
            <text:p>0.583333333333333</text:p>
          </table:table-cell>
          <table:table-cell table:formula="of:=([.$M6]-[.P5])/([.P4]-[.P5])" office:value-type="float" office:value="-0.25" calcext:value-type="float">
            <text:p>-0.25</text:p>
          </table:table-cell>
        </table:table-row>
        <table:table-row table:style-name="ro1">
          <table:table-cell table:formula="of:=[.A13]/10" office:value-type="float" office:value="119.99999" calcext:value-type="float">
            <text:p>119.99999</text:p>
          </table:table-cell>
          <table:table-cell table:formula="of:=[.B13]/10" office:value-type="float" office:value="5" calcext:value-type="float">
            <text:p>5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7]*[.C7]" office:value-type="float" office:value="119.99999" calcext:value-type="float">
            <text:p>119.99999</text:p>
          </table:table-cell>
          <table:table-cell table:number-columns-repeated="3"/>
          <table:table-cell office:value-type="string" calcext:value-type="string">
            <text:p>GridCount</text:p>
          </table:table-cell>
          <table:table-cell table:formula="of:=[.I2]/[.I5]" office:value-type="float" office:value="16" calcext:value-type="float">
            <text:p>16</text:p>
          </table:table-cell>
          <table:table-cell office:value-type="string" calcext:value-type="string">
            <text:p>Grid/Scr</text:p>
          </table:table-cell>
          <table:table-cell table:number-columns-repeated="3"/>
          <table:table-cell table:formula="of:=FLOOR([.N6]+0.5;1)" office:value-type="float" office:value="3" calcext:value-type="float">
            <text:p>3</text:p>
          </table:table-cell>
          <table:table-cell table:formula="of:=FLOOR([.O6]+0.5;1)" office:value-type="float" office:value="1" calcext:value-type="float">
            <text:p>1</text:p>
          </table:table-cell>
          <table:table-cell table:formula="of:=FLOOR([.P6]+0.5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.00</text:p>
          </table:table-cell>
          <table:table-cell table:formula="of:=[.B8]*[.C8]"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Freq</text:p>
          </table:table-cell>
          <table:table-cell table:formula="of:=[.K6]" office:value-type="float" office:value="50" calcext:value-type="float">
            <text:p>50</text:p>
          </table:table-cell>
          <table:table-cell office:value-type="string" calcext:value-type="string">
            <text:p>Hz/Grid</text:p>
          </table:table-cell>
          <table:table-cell table:number-columns-repeated="3"/>
          <table:table-cell table:formula="of:=[.N7]*([.N4]-[.N5])+[.N5]" office:value-type="float" office:value="4" calcext:value-type="float">
            <text:p>4</text:p>
          </table:table-cell>
          <table:table-cell table:formula="of:=[.O7]*([.O4]-[.O5])+[.O5]" office:value-type="float" office:value="5" calcext:value-type="float">
            <text:p>5</text:p>
          </table:table-cell>
          <table:table-cell table:formula="of:=[.P7]*([.P4]-[.P5])+[.P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.9999" calcext:value-type="float">
            <text:p>239.9999</text:p>
          </table:table-cell>
          <table:table-cell office:value-type="float" office:value="10" calcext:value-type="float">
            <text:p>10</text:p>
          </table:table-cell>
          <table:table-cell office:value-type="float" office:value="23.99999" calcext:value-type="float">
            <text:p>24.00</text:p>
          </table:table-cell>
          <table:table-cell table:formula="of:=[.B9]*[.C9]" office:value-type="float" office:value="239.9999" calcext:value-type="float">
            <text:p>239.999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Freq</text:p>
          </table:table-cell>
          <table:table-cell table:formula="of:=[.I8]/[.I4]" office:value-type="float" office:value="66.6666666666667" calcext:value-type="float">
            <text:p>66.6666666666667</text:p>
          </table:table-cell>
          <table:table-cell office:value-type="string" calcext:value-type="string">
            <text:p>Pix/Grid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.00</text:p>
          </table:table-cell>
          <table:table-cell table:formula="of:=[.B10]*[.C10]" office:value-type="float" office:value="240" calcext:value-type="float">
            <text:p>2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Count</text:p>
          </table:table-cell>
          <table:table-cell table:formula="of:=[.I2]/[.I9]" office:value-type="float" office:value="12" calcext:value-type="float">
            <text:p>12</text:p>
          </table:table-cell>
          <table:table-cell office:value-type="string" calcext:value-type="string">
            <text:p>Grid/Scr</text:p>
          </table:table-cell>
          <table:table-cell table:number-columns-repeated="6"/>
        </table:table-row>
        <table:table-row table:style-name="ro1">
          <table:table-cell office:value-type="float" office:value="559.9999" calcext:value-type="float">
            <text:p>559.9999</text:p>
          </table:table-cell>
          <table:table-cell office:value-type="float" office:value="20" calcext:value-type="float">
            <text:p>20</text:p>
          </table:table-cell>
          <table:table-cell office:value-type="float" office:value="27.999995" calcext:value-type="float">
            <text:p>28.00</text:p>
          </table:table-cell>
          <table:table-cell table:formula="of:=[.B11]*[.C11]" office:value-type="float" office:value="559.9999" calcext:value-type="float">
            <text:p>55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table:formula="of:=[.B12]*[.C12]" office:value-type="float" office:value="600" calcext:value-type="float">
            <text:p>60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199.9999" calcext:value-type="float">
            <text:p>1199.9999</text:p>
          </table:table-cell>
          <table:table-cell office:value-type="float" office:value="50" calcext:value-type="float">
            <text:p>50</text:p>
          </table:table-cell>
          <table:table-cell office:value-type="float" office:value="23.999998" calcext:value-type="float">
            <text:p>24.00</text:p>
          </table:table-cell>
          <table:table-cell table:formula="of:=[.B13]*[.C13]" office:value-type="float" office:value="1199.9999" calcext:value-type="float">
            <text:p>119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[.A8]*10" office:value-type="float" office:value="1200" calcext:value-type="float">
            <text:p>1200</text:p>
          </table:table-cell>
          <table:table-cell table:formula="of:=[.B8]*10" office:value-type="float" office:value="100" calcext:value-type="float">
            <text:p>100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14]*[.C14]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9]*10" office:value-type="float" office:value="2399.999" calcext:value-type="float">
            <text:p>2399.999</text:p>
          </table:table-cell>
          <table:table-cell table:formula="of:=[.B9]*10" office:value-type="float" office:value="100" calcext:value-type="float">
            <text:p>100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15]*[.C15]" office:value-type="float" office:value="2399.999" calcext:value-type="float">
            <text:p>2399.999</text:p>
          </table:table-cell>
          <table:table-cell table:number-columns-repeated="12"/>
        </table:table-row>
        <table:table-row table:style-name="ro1">
          <table:table-cell table:formula="of:=[.A10]*10" office:value-type="float" office:value="2400" calcext:value-type="float">
            <text:p>2400</text:p>
          </table:table-cell>
          <table:table-cell table:formula="of:=[.B10]*10" office:value-type="float" office:value="200" calcext:value-type="float">
            <text:p>200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16]*[.C16]"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table:formula="of:=[.A11]*10" office:value-type="float" office:value="5599.999" calcext:value-type="float">
            <text:p>5599.999</text:p>
          </table:table-cell>
          <table:table-cell table:formula="of:=[.B11]*10" office:value-type="float" office:value="200" calcext:value-type="float">
            <text:p>200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17]*[.C17]" office:value-type="float" office:value="5599.999" calcext:value-type="float">
            <text:p>5599.999</text:p>
          </table:table-cell>
          <table:table-cell table:number-columns-repeated="12"/>
        </table:table-row>
        <table:table-row table:style-name="ro1">
          <table:table-cell table:formula="of:=[.A12]*10" office:value-type="float" office:value="6000" calcext:value-type="float">
            <text:p>6000</text:p>
          </table:table-cell>
          <table:table-cell table:formula="of:=[.B12]*10" office:value-type="float" office:value="500" calcext:value-type="float">
            <text:p>500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18]*[.C18]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formula="of:=[.A13]*10" office:value-type="float" office:value="11999.999" calcext:value-type="float">
            <text:p>11999.999</text:p>
          </table:table-cell>
          <table:table-cell table:formula="of:=[.B13]*10" office:value-type="float" office:value="500" calcext:value-type="float">
            <text:p>500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19]*[.C19]" office:value-type="float" office:value="11999.999" calcext:value-type="float">
            <text:p>11999.999</text:p>
          </table:table-cell>
          <table:table-cell table:number-columns-repeated="12"/>
        </table:table-row>
        <table:table-row table:style-name="ro1">
          <table:table-cell table:formula="of:=[.A14]*10" office:value-type="float" office:value="12000" calcext:value-type="float">
            <text:p>12000</text:p>
          </table:table-cell>
          <table:table-cell table:formula="of:=[.B14]*10" office:value-type="float" office:value="1000" calcext:value-type="float">
            <text:p>1000</text:p>
          </table:table-cell>
          <table:table-cell table:formula="of:=[.C14]" office:value-type="float" office:value="12" calcext:value-type="float">
            <text:p>12.00</text:p>
          </table:table-cell>
          <table:table-cell table:formula="of:=[.B20]*[.C20]" office:value-type="float" office:value="12000" calcext:value-type="float">
            <text:p>12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21]/[.F22]" office:value-type="float" office:value="2.33333333333333" calcext:value-type="float">
            <text:p>2.33333333333333</text:p>
          </table:table-cell>
          <table:table-cell table:formula="of:=[.G21]/[.G22]" office:value-type="float" office:value="2.33333333333333" calcext:value-type="float">
            <text:p>2.33333333333333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Circl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$A29]*[.B$28];7)" office:value-type="float" office:value="0" calcext:value-type="float">
            <text:p>0</text:p>
          </table:table-cell>
          <table:table-cell table:style-name="Default" table:formula="of:=MOD([.$A29]*[.C$28];7)" office:value-type="float" office:value="0" calcext:value-type="float">
            <text:p>0</text:p>
          </table:table-cell>
          <table:table-cell table:formula="of:=MOD([.$A29]*[.D$28];7)" office:value-type="float" office:value="0" calcext:value-type="float">
            <text:p>0</text:p>
          </table:table-cell>
          <table:table-cell table:formula="of:=MOD([.$A29]*[.E$28];7)" office:value-type="float" office:value="0" calcext:value-type="float">
            <text:p>0</text:p>
          </table:table-cell>
          <table:table-cell table:formula="of:=[.B29]*2*PI()/7" office:value-type="float" office:value="0" calcext:value-type="float">
            <text:p>0</text:p>
          </table:table-cell>
          <table:table-cell/>
          <table:table-cell table:formula="of:=[.C29]*2*PI()/7" office:value-type="float" office:value="0" calcext:value-type="float">
            <text:p>0</text:p>
          </table:table-cell>
          <table:table-cell/>
          <table:table-cell table:formula="of:=[.D29]*2*PI()/7" office:value-type="float" office:value="0" calcext:value-type="float">
            <text:p>0</text:p>
          </table:table-cell>
          <table:table-cell/>
          <table:table-cell table:formula="of:=[.E29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A30]*[.B$28];7)" office:value-type="float" office:value="1" calcext:value-type="float">
            <text:p>1</text:p>
          </table:table-cell>
          <table:table-cell table:style-name="Default" table:formula="of:=MOD([.$A30]*[.C$28];7)" office:value-type="float" office:value="2" calcext:value-type="float">
            <text:p>2</text:p>
          </table:table-cell>
          <table:table-cell table:formula="of:=MOD([.$A30]*[.D$28];7)" office:value-type="float" office:value="3" calcext:value-type="float">
            <text:p>3</text:p>
          </table:table-cell>
          <table:table-cell table:formula="of:=MOD([.$A30]*[.E$28];7)" office:value-type="float" office:value="4" calcext:value-type="float">
            <text:p>4</text:p>
          </table:table-cell>
          <table:table-cell table:formula="of:=[.B30]*2*PI()/7" office:value-type="float" office:value="0.897597901025655" calcext:value-type="float">
            <text:p>0.897597901025655</text:p>
          </table:table-cell>
          <table:table-cell/>
          <table:table-cell table:formula="of:=[.C30]*2*PI()/7" office:value-type="float" office:value="1.79519580205131" calcext:value-type="float">
            <text:p>1.79519580205131</text:p>
          </table:table-cell>
          <table:table-cell/>
          <table:table-cell table:formula="of:=[.D30]*2*PI()/7" office:value-type="float" office:value="2.69279370307697" calcext:value-type="float">
            <text:p>2.69279370307697</text:p>
          </table:table-cell>
          <table:table-cell/>
          <table:table-cell table:formula="of:=[.E30]*2*PI()/7" office:value-type="float" office:value="3.59039160410262" calcext:value-type="float">
            <text:p>3.59039160410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A31]*[.B$28];7)" office:value-type="float" office:value="2" calcext:value-type="float">
            <text:p>2</text:p>
          </table:table-cell>
          <table:table-cell table:style-name="Default" table:formula="of:=MOD([.$A31]*[.C$28];7)" office:value-type="float" office:value="4" calcext:value-type="float">
            <text:p>4</text:p>
          </table:table-cell>
          <table:table-cell table:formula="of:=MOD([.$A31]*[.D$28];7)" office:value-type="float" office:value="6" calcext:value-type="float">
            <text:p>6</text:p>
          </table:table-cell>
          <table:table-cell table:formula="of:=MOD([.$A31]*[.E$28];7)" office:value-type="float" office:value="1" calcext:value-type="float">
            <text:p>1</text:p>
          </table:table-cell>
          <table:table-cell table:formula="of:=[.B31]*2*PI()/7" office:value-type="float" office:value="1.79519580205131" calcext:value-type="float">
            <text:p>1.79519580205131</text:p>
          </table:table-cell>
          <table:table-cell/>
          <table:table-cell table:formula="of:=[.C31]*2*PI()/7" office:value-type="float" office:value="3.59039160410262" calcext:value-type="float">
            <text:p>3.59039160410262</text:p>
          </table:table-cell>
          <table:table-cell/>
          <table:table-cell table:formula="of:=[.D31]*2*PI()/7" office:value-type="float" office:value="5.38558740615393" calcext:value-type="float">
            <text:p>5.38558740615393</text:p>
          </table:table-cell>
          <table:table-cell/>
          <table:table-cell table:formula="of:=[.E31]*2*PI()/7" office:value-type="float" office:value="0.897597901025655" calcext:value-type="float">
            <text:p>0.897597901025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A32]*[.B$28];7)" office:value-type="float" office:value="3" calcext:value-type="float">
            <text:p>3</text:p>
          </table:table-cell>
          <table:table-cell table:style-name="Default" table:formula="of:=MOD([.$A32]*[.C$28];7)" office:value-type="float" office:value="6" calcext:value-type="float">
            <text:p>6</text:p>
          </table:table-cell>
          <table:table-cell table:formula="of:=MOD([.$A32]*[.D$28];7)" office:value-type="float" office:value="2" calcext:value-type="float">
            <text:p>2</text:p>
          </table:table-cell>
          <table:table-cell table:formula="of:=MOD([.$A32]*[.E$28];7)" office:value-type="float" office:value="5" calcext:value-type="float">
            <text:p>5</text:p>
          </table:table-cell>
          <table:table-cell table:formula="of:=[.B32]*2*PI()/7" office:value-type="float" office:value="2.69279370307697" calcext:value-type="float">
            <text:p>2.69279370307697</text:p>
          </table:table-cell>
          <table:table-cell/>
          <table:table-cell table:formula="of:=[.C32]*2*PI()/7" office:value-type="float" office:value="5.38558740615393" calcext:value-type="float">
            <text:p>5.38558740615393</text:p>
          </table:table-cell>
          <table:table-cell/>
          <table:table-cell table:formula="of:=[.D32]*2*PI()/7" office:value-type="float" office:value="1.79519580205131" calcext:value-type="float">
            <text:p>1.79519580205131</text:p>
          </table:table-cell>
          <table:table-cell/>
          <table:table-cell table:formula="of:=[.E32]*2*PI()/7" office:value-type="float" office:value="4.48798950512828" calcext:value-type="float">
            <text:p>4.487989505128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A33]*[.B$28];7)" office:value-type="float" office:value="4" calcext:value-type="float">
            <text:p>4</text:p>
          </table:table-cell>
          <table:table-cell table:style-name="Default" table:formula="of:=MOD([.$A33]*[.C$28];7)" office:value-type="float" office:value="1" calcext:value-type="float">
            <text:p>1</text:p>
          </table:table-cell>
          <table:table-cell table:formula="of:=MOD([.$A33]*[.D$28];7)" office:value-type="float" office:value="5" calcext:value-type="float">
            <text:p>5</text:p>
          </table:table-cell>
          <table:table-cell table:formula="of:=MOD([.$A33]*[.E$28];7)" office:value-type="float" office:value="2" calcext:value-type="float">
            <text:p>2</text:p>
          </table:table-cell>
          <table:table-cell table:formula="of:=[.B33]*2*PI()/7" office:value-type="float" office:value="3.59039160410262" calcext:value-type="float">
            <text:p>3.59039160410262</text:p>
          </table:table-cell>
          <table:table-cell/>
          <table:table-cell table:formula="of:=[.C33]*2*PI()/7" office:value-type="float" office:value="0.897597901025655" calcext:value-type="float">
            <text:p>0.897597901025655</text:p>
          </table:table-cell>
          <table:table-cell/>
          <table:table-cell table:formula="of:=[.D33]*2*PI()/7" office:value-type="float" office:value="4.48798950512828" calcext:value-type="float">
            <text:p>4.48798950512828</text:p>
          </table:table-cell>
          <table:table-cell/>
          <table:table-cell table:formula="of:=[.E33]*2*PI()/7" office:value-type="float" office:value="1.79519580205131" calcext:value-type="float">
            <text:p>1.795195802051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A34]*[.B$28];7)" office:value-type="float" office:value="5" calcext:value-type="float">
            <text:p>5</text:p>
          </table:table-cell>
          <table:table-cell table:style-name="Default" table:formula="of:=MOD([.$A34]*[.C$28];7)" office:value-type="float" office:value="3" calcext:value-type="float">
            <text:p>3</text:p>
          </table:table-cell>
          <table:table-cell table:formula="of:=MOD([.$A34]*[.D$28];7)" office:value-type="float" office:value="1" calcext:value-type="float">
            <text:p>1</text:p>
          </table:table-cell>
          <table:table-cell table:formula="of:=MOD([.$A34]*[.E$28];7)" office:value-type="float" office:value="6" calcext:value-type="float">
            <text:p>6</text:p>
          </table:table-cell>
          <table:table-cell table:formula="of:=[.B34]*2*PI()/7" office:value-type="float" office:value="4.48798950512828" calcext:value-type="float">
            <text:p>4.48798950512828</text:p>
          </table:table-cell>
          <table:table-cell/>
          <table:table-cell table:formula="of:=[.C34]*2*PI()/7" office:value-type="float" office:value="2.69279370307697" calcext:value-type="float">
            <text:p>2.69279370307697</text:p>
          </table:table-cell>
          <table:table-cell/>
          <table:table-cell table:formula="of:=[.D34]*2*PI()/7" office:value-type="float" office:value="0.897597901025655" calcext:value-type="float">
            <text:p>0.897597901025655</text:p>
          </table:table-cell>
          <table:table-cell/>
          <table:table-cell table:formula="of:=[.E34]*2*PI()/7" office:value-type="float" office:value="5.38558740615393" calcext:value-type="float">
            <text:p>5.385587406153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A35]*[.B$28];7)" office:value-type="float" office:value="6" calcext:value-type="float">
            <text:p>6</text:p>
          </table:table-cell>
          <table:table-cell table:style-name="Default" table:formula="of:=MOD([.$A35]*[.C$28];7)" office:value-type="float" office:value="5" calcext:value-type="float">
            <text:p>5</text:p>
          </table:table-cell>
          <table:table-cell table:formula="of:=MOD([.$A35]*[.D$28];7)" office:value-type="float" office:value="4" calcext:value-type="float">
            <text:p>4</text:p>
          </table:table-cell>
          <table:table-cell table:formula="of:=MOD([.$A35]*[.E$28];7)" office:value-type="float" office:value="3" calcext:value-type="float">
            <text:p>3</text:p>
          </table:table-cell>
          <table:table-cell table:formula="of:=[.B35]*2*PI()/7" office:value-type="float" office:value="5.38558740615393" calcext:value-type="float">
            <text:p>5.38558740615393</text:p>
          </table:table-cell>
          <table:table-cell/>
          <table:table-cell table:formula="of:=[.C35]*2*PI()/7" office:value-type="float" office:value="4.48798950512828" calcext:value-type="float">
            <text:p>4.48798950512828</text:p>
          </table:table-cell>
          <table:table-cell/>
          <table:table-cell table:formula="of:=[.D35]*2*PI()/7" office:value-type="float" office:value="3.59039160410262" calcext:value-type="float">
            <text:p>3.59039160410262</text:p>
          </table:table-cell>
          <table:table-cell/>
          <table:table-cell table:formula="of:=[.E35]*2*PI()/7" office:value-type="float" office:value="2.69279370307697" calcext:value-type="float">
            <text:p>2.692793703076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$A36]*[.B$28];7)" office:value-type="float" office:value="0" calcext:value-type="float">
            <text:p>0</text:p>
          </table:table-cell>
          <table:table-cell table:style-name="Default" table:formula="of:=MOD([.$A36]*[.C$28];7)" office:value-type="float" office:value="0" calcext:value-type="float">
            <text:p>0</text:p>
          </table:table-cell>
          <table:table-cell table:formula="of:=MOD([.$A36]*[.D$28];7)" office:value-type="float" office:value="0" calcext:value-type="float">
            <text:p>0</text:p>
          </table:table-cell>
          <table:table-cell table:formula="of:=MOD([.$A36]*[.E$28];7)" office:value-type="float" office:value="0" calcext:value-type="float">
            <text:p>0</text:p>
          </table:table-cell>
          <table:table-cell table:formula="of:=[.B36]*2*PI()/7" office:value-type="float" office:value="0" calcext:value-type="float">
            <text:p>0</text:p>
          </table:table-cell>
          <table:table-cell/>
          <table:table-cell table:formula="of:=[.C36]*2*PI()/7" office:value-type="float" office:value="0" calcext:value-type="float">
            <text:p>0</text:p>
          </table:table-cell>
          <table:table-cell/>
          <table:table-cell table:formula="of:=[.D36]*2*PI()/7" office:value-type="float" office:value="0" calcext:value-type="float">
            <text:p>0</text:p>
          </table:table-cell>
          <table:table-cell/>
          <table:table-cell table:formula="of:=[.E36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SIN([.F29])" office:value-type="float" office:value="0" calcext:value-type="float">
            <text:p>0</text:p>
          </table:table-cell>
          <table:table-cell table:formula="of:=COS([.F29])" office:value-type="float" office:value="1" calcext:value-type="float">
            <text:p>1</text:p>
          </table:table-cell>
          <table:table-cell table:formula="of:=SIN([.H29])" office:value-type="float" office:value="0" calcext:value-type="float">
            <text:p>0</text:p>
          </table:table-cell>
          <table:table-cell table:formula="of:=COS([.H29])" office:value-type="float" office:value="1" calcext:value-type="float">
            <text:p>1</text:p>
          </table:table-cell>
          <table:table-cell table:formula="of:=SIN([.J29])" office:value-type="float" office:value="0" calcext:value-type="float">
            <text:p>0</text:p>
          </table:table-cell>
          <table:table-cell table:formula="of:=COS([.J29])" office:value-type="float" office:value="1" calcext:value-type="float">
            <text:p>1</text:p>
          </table:table-cell>
          <table:table-cell table:formula="of:=SIN([.L29])" office:value-type="float" office:value="0" calcext:value-type="float">
            <text:p>0</text:p>
          </table:table-cell>
          <table:table-cell table:formula="of:=COS([.L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0])" office:value-type="float" office:value="0.78183148246803" calcext:value-type="float">
            <text:p>0.78183148246803</text:p>
          </table:table-cell>
          <table:table-cell table:formula="of:=COS([.F30])" office:value-type="float" office:value="0.623489801858734" calcext:value-type="float">
            <text:p>0.623489801858734</text:p>
          </table:table-cell>
          <table:table-cell table:formula="of:=SIN([.H30])" office:value-type="float" office:value="0.974927912181824" calcext:value-type="float">
            <text:p>0.974927912181824</text:p>
          </table:table-cell>
          <table:table-cell table:formula="of:=COS([.H30])" office:value-type="float" office:value="-0.222520933956314" calcext:value-type="float">
            <text:p>-0.222520933956314</text:p>
          </table:table-cell>
          <table:table-cell table:formula="of:=SIN([.J30])" office:value-type="float" office:value="0.433883739117558" calcext:value-type="float">
            <text:p>0.433883739117558</text:p>
          </table:table-cell>
          <table:table-cell table:formula="of:=COS([.J30])" office:value-type="float" office:value="-0.900968867902419" calcext:value-type="float">
            <text:p>-0.900968867902419</text:p>
          </table:table-cell>
          <table:table-cell table:formula="of:=SIN([.L30])" office:value-type="float" office:value="-0.433883739117558" calcext:value-type="float">
            <text:p>-0.433883739117558</text:p>
          </table:table-cell>
          <table:table-cell table:formula="of:=COS([.L30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1])" office:value-type="float" office:value="0.974927912181824" calcext:value-type="float">
            <text:p>0.974927912181824</text:p>
          </table:table-cell>
          <table:table-cell table:formula="of:=COS([.F31])" office:value-type="float" office:value="-0.222520933956314" calcext:value-type="float">
            <text:p>-0.222520933956314</text:p>
          </table:table-cell>
          <table:table-cell table:formula="of:=SIN([.H31])" office:value-type="float" office:value="-0.433883739117558" calcext:value-type="float">
            <text:p>-0.433883739117558</text:p>
          </table:table-cell>
          <table:table-cell table:formula="of:=COS([.H31])" office:value-type="float" office:value="-0.900968867902419" calcext:value-type="float">
            <text:p>-0.900968867902419</text:p>
          </table:table-cell>
          <table:table-cell table:formula="of:=SIN([.J31])" office:value-type="float" office:value="-0.78183148246803" calcext:value-type="float">
            <text:p>-0.78183148246803</text:p>
          </table:table-cell>
          <table:table-cell table:formula="of:=COS([.J31])" office:value-type="float" office:value="0.623489801858733" calcext:value-type="float">
            <text:p>0.623489801858733</text:p>
          </table:table-cell>
          <table:table-cell table:formula="of:=SIN([.L31])" office:value-type="float" office:value="0.78183148246803" calcext:value-type="float">
            <text:p>0.78183148246803</text:p>
          </table:table-cell>
          <table:table-cell table:formula="of:=COS([.L31])" office:value-type="float" office:value="0.623489801858734" calcext:value-type="float">
            <text:p>0.62348980185873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2])" office:value-type="float" office:value="0.433883739117558" calcext:value-type="float">
            <text:p>0.433883739117558</text:p>
          </table:table-cell>
          <table:table-cell table:formula="of:=COS([.F32])" office:value-type="float" office:value="-0.900968867902419" calcext:value-type="float">
            <text:p>-0.900968867902419</text:p>
          </table:table-cell>
          <table:table-cell table:formula="of:=SIN([.H32])" office:value-type="float" office:value="-0.78183148246803" calcext:value-type="float">
            <text:p>-0.78183148246803</text:p>
          </table:table-cell>
          <table:table-cell table:formula="of:=COS([.H32])" office:value-type="float" office:value="0.623489801858733" calcext:value-type="float">
            <text:p>0.623489801858733</text:p>
          </table:table-cell>
          <table:table-cell table:formula="of:=SIN([.J32])" office:value-type="float" office:value="0.974927912181824" calcext:value-type="float">
            <text:p>0.974927912181824</text:p>
          </table:table-cell>
          <table:table-cell table:formula="of:=COS([.J32])" office:value-type="float" office:value="-0.222520933956314" calcext:value-type="float">
            <text:p>-0.222520933956314</text:p>
          </table:table-cell>
          <table:table-cell table:formula="of:=SIN([.L32])" office:value-type="float" office:value="-0.974927912181824" calcext:value-type="float">
            <text:p>-0.974927912181824</text:p>
          </table:table-cell>
          <table:table-cell table:formula="of:=COS([.L32])" office:value-type="float" office:value="-0.222520933956315" calcext:value-type="float">
            <text:p>-0.2225209339563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3])" office:value-type="float" office:value="-0.433883739117558" calcext:value-type="float">
            <text:p>-0.433883739117558</text:p>
          </table:table-cell>
          <table:table-cell table:formula="of:=COS([.F33])" office:value-type="float" office:value="-0.900968867902419" calcext:value-type="float">
            <text:p>-0.900968867902419</text:p>
          </table:table-cell>
          <table:table-cell table:formula="of:=SIN([.H33])" office:value-type="float" office:value="0.78183148246803" calcext:value-type="float">
            <text:p>0.78183148246803</text:p>
          </table:table-cell>
          <table:table-cell table:formula="of:=COS([.H33])" office:value-type="float" office:value="0.623489801858734" calcext:value-type="float">
            <text:p>0.623489801858734</text:p>
          </table:table-cell>
          <table:table-cell table:formula="of:=SIN([.J33])" office:value-type="float" office:value="-0.974927912181824" calcext:value-type="float">
            <text:p>-0.974927912181824</text:p>
          </table:table-cell>
          <table:table-cell table:formula="of:=COS([.J33])" office:value-type="float" office:value="-0.222520933956315" calcext:value-type="float">
            <text:p>-0.222520933956315</text:p>
          </table:table-cell>
          <table:table-cell table:formula="of:=SIN([.L33])" office:value-type="float" office:value="0.974927912181824" calcext:value-type="float">
            <text:p>0.974927912181824</text:p>
          </table:table-cell>
          <table:table-cell table:formula="of:=COS([.L33])" office:value-type="float" office:value="-0.222520933956314" calcext:value-type="float">
            <text:p>-0.22252093395631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4])" office:value-type="float" office:value="-0.974927912181824" calcext:value-type="float">
            <text:p>-0.974927912181824</text:p>
          </table:table-cell>
          <table:table-cell table:formula="of:=COS([.F34])" office:value-type="float" office:value="-0.222520933956315" calcext:value-type="float">
            <text:p>-0.222520933956315</text:p>
          </table:table-cell>
          <table:table-cell table:formula="of:=SIN([.H34])" office:value-type="float" office:value="0.433883739117558" calcext:value-type="float">
            <text:p>0.433883739117558</text:p>
          </table:table-cell>
          <table:table-cell table:formula="of:=COS([.H34])" office:value-type="float" office:value="-0.900968867902419" calcext:value-type="float">
            <text:p>-0.900968867902419</text:p>
          </table:table-cell>
          <table:table-cell table:formula="of:=SIN([.J34])" office:value-type="float" office:value="0.78183148246803" calcext:value-type="float">
            <text:p>0.78183148246803</text:p>
          </table:table-cell>
          <table:table-cell table:formula="of:=COS([.J34])" office:value-type="float" office:value="0.623489801858734" calcext:value-type="float">
            <text:p>0.623489801858734</text:p>
          </table:table-cell>
          <table:table-cell table:formula="of:=SIN([.L34])" office:value-type="float" office:value="-0.78183148246803" calcext:value-type="float">
            <text:p>-0.78183148246803</text:p>
          </table:table-cell>
          <table:table-cell table:formula="of:=COS([.L34])" office:value-type="float" office:value="0.623489801858733" calcext:value-type="float">
            <text:p>0.62348980185873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5])" office:value-type="float" office:value="-0.78183148246803" calcext:value-type="float">
            <text:p>-0.78183148246803</text:p>
          </table:table-cell>
          <table:table-cell table:formula="of:=COS([.F35])" office:value-type="float" office:value="0.623489801858733" calcext:value-type="float">
            <text:p>0.623489801858733</text:p>
          </table:table-cell>
          <table:table-cell table:formula="of:=SIN([.H35])" office:value-type="float" office:value="-0.974927912181824" calcext:value-type="float">
            <text:p>-0.974927912181824</text:p>
          </table:table-cell>
          <table:table-cell table:formula="of:=COS([.H35])" office:value-type="float" office:value="-0.222520933956315" calcext:value-type="float">
            <text:p>-0.222520933956315</text:p>
          </table:table-cell>
          <table:table-cell table:formula="of:=SIN([.J35])" office:value-type="float" office:value="-0.433883739117558" calcext:value-type="float">
            <text:p>-0.433883739117558</text:p>
          </table:table-cell>
          <table:table-cell table:formula="of:=COS([.J35])" office:value-type="float" office:value="-0.900968867902419" calcext:value-type="float">
            <text:p>-0.900968867902419</text:p>
          </table:table-cell>
          <table:table-cell table:formula="of:=SIN([.L35])" office:value-type="float" office:value="0.433883739117558" calcext:value-type="float">
            <text:p>0.433883739117558</text:p>
          </table:table-cell>
          <table:table-cell table:formula="of:=COS([.L35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6])" office:value-type="float" office:value="0" calcext:value-type="float">
            <text:p>0</text:p>
          </table:table-cell>
          <table:table-cell table:formula="of:=COS([.F36])" office:value-type="float" office:value="1" calcext:value-type="float">
            <text:p>1</text:p>
          </table:table-cell>
          <table:table-cell table:formula="of:=SIN([.H36])" office:value-type="float" office:value="0" calcext:value-type="float">
            <text:p>0</text:p>
          </table:table-cell>
          <table:table-cell table:formula="of:=COS([.H36])" office:value-type="float" office:value="1" calcext:value-type="float">
            <text:p>1</text:p>
          </table:table-cell>
          <table:table-cell table:formula="of:=SIN([.J36])" office:value-type="float" office:value="0" calcext:value-type="float">
            <text:p>0</text:p>
          </table:table-cell>
          <table:table-cell table:formula="of:=COS([.J36])" office:value-type="float" office:value="1" calcext:value-type="float">
            <text:p>1</text:p>
          </table:table-cell>
          <table:table-cell table:formula="of:=SIN([.L36])" office:value-type="float" office:value="0" calcext:value-type="float">
            <text:p>0</text:p>
          </table:table-cell>
          <table:table-cell table:formula="of:=COS([.L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7:32.859123767</meta:creation-date>
    <dc:date>2023-04-15T20:43:46.628074220</dc:date>
    <meta:editing-duration>PT25M12S</meta:editing-duration>
    <meta:editing-cycles>2</meta:editing-cycles>
    <meta:generator>LibreOffice/7.3.7.2$Linux_X86_64 LibreOffice_project/30$Build-2</meta:generator>
    <meta:document-statistic meta:table-count="1" meta:cell-count="28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4.201cm" style:legend-expansion="high" chart:style-name="ch2"/>
        <chart:plot-area chart:style-name="ch3" table:cell-range-address="S1.A1:S1.A16 S1.C1:S1.C16" chart:data-source-has-labels="row" svg:x="0.32cm" svg:y="0.18cm" svg:width="11.899cm" svg:height="8.64cm">
          <chart:coordinate-region svg:x="0.941cm" svg:y="0.379cm" svg:width="10.813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1.C2:S1.C16" chart:label-cell-address="S1.C1:S1.C1" chart:class="chart:scatter">
            <chart:domain table:cell-range-address="S1.A2:S1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GridVScr</text:p>
                <draw:g>
                  <svg:desc>S1.C1:S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1.A2:S1.A16</svg:desc>
                </draw:g>
              </table:table-cell>
              <table:table-cell office:value-type="float" office:value="12">
                <text:p>12</text:p>
                <draw:g>
                  <svg:desc>S1.C2:S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9999">
                <text:p>23.9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99999">
                <text:p>55.9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.99999">
                <text:p>119.9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.9999">
                <text:p>239.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.9999">
                <text:p>559.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.9999">
                <text:p>1199.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9.999">
                <text:p>2399.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27cm" svg:height="11.343cm" xlink:href=".." xlink:type="simple" chart:class="chart:scatter" chart:style-name="ch1">
        <chart:legend chart:legend-position="end" svg:x="14.248cm" svg:y="4.874cm" style:legend-expansion="high" chart:style-name="ch2"/>
        <chart:plot-area chart:style-name="ch3" table:cell-range-address="S1.F40:S1.G47 S1.I40:S1.I47 S1.K40:S1.K47" svg:x="0.342cm" svg:y="0.226cm" svg:width="13.564cm" svg:height="10.891cm">
          <chart:coordinate-region svg:x="0.634cm" svg:y="0.425cm" svg:width="13.032cm" svg:height="10.4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1.G40:S1.G47" chart:class="chart:scatter">
            <chart:domain table:cell-range-address="S1.F40:S1.F47"/>
            <chart:data-point chart:repeated="8"/>
          </chart:series>
          <chart:series chart:style-name="ch8" chart:values-cell-range-address="S1.I40:S1.I47" chart:class="chart:scatter">
            <chart:domain table:cell-range-address="S1.H40:S1.H47"/>
            <chart:data-point chart:repeated="8"/>
          </chart:series>
          <chart:series chart:style-name="ch9" chart:values-cell-range-address="S1.K40:S1.K47" chart:class="chart:scatter">
            <chart:domain table:cell-range-address="S1.J40:S1.J4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1.F40:S1.F47</svg:desc>
                </draw:g>
              </table:table-cell>
              <table:table-cell office:value-type="float" office:value="1">
                <text:p>1</text:p>
                <draw:g>
                  <svg:desc>S1.G40:S1.G47</svg:desc>
                </draw:g>
              </table:table-cell>
              <table:table-cell office:value-type="float" office:value="0">
                <text:p>0</text:p>
                <draw:g>
                  <svg:desc>S1.H40:S1.H47</svg:desc>
                </draw:g>
              </table:table-cell>
              <table:table-cell office:value-type="float" office:value="1">
                <text:p>1</text:p>
                <draw:g>
                  <svg:desc>S1.I40:S1.I47</svg:desc>
                </draw:g>
              </table:table-cell>
              <table:table-cell office:value-type="float" office:value="0">
                <text:p>0</text:p>
                <draw:g>
                  <svg:desc>S1.J40:S1.J47</svg:desc>
                </draw:g>
              </table:table-cell>
              <table:table-cell office:value-type="float" office:value="1">
                <text:p>1</text:p>
                <draw:g>
                  <svg:desc>S1.K40:S1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